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eHouseInfo.setProvinceName( String provin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getC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setAreaName( String are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setCityName( String c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setProvinceId( String provi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setImages( Image [ ] im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getIm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setCityId( String ci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setAreaId( String area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getProvin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getProvi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setHouseArea( String house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getArea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getCi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getHous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eHouseInfo.getAre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